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orazora" svg:font-family="Sorazora" style:font-family-generic="modern" style:font-pitch="variable"/>
  </office:font-face-decls>
  <office:automatic-styles>
    <style:style style:name="P1" style:family="paragraph" style:parent-style-name="Standard">
      <style:text-properties style:font-name="Sorazora" officeooo:rsid="000d5957" officeooo:paragraph-rsid="000d5957"/>
    </style:style>
    <style:style style:name="P2" style:family="paragraph" style:parent-style-name="Text_20_body">
      <style:text-properties style:font-name="Sorazora" officeooo:rsid="000d5957" officeooo:paragraph-rsid="000d5957"/>
    </style:style>
    <style:style style:name="P3" style:family="paragraph" style:parent-style-name="Standard">
      <style:text-properties style:font-name="Sorazora" officeooo:rsid="000efcc6" officeooo:paragraph-rsid="000efcc6"/>
    </style:style>
    <style:style style:name="P4" style:family="paragraph" style:parent-style-name="Text_20_body">
      <style:text-properties style:font-name="Sorazora" officeooo:rsid="000efcc6" officeooo:paragraph-rsid="000efcc6"/>
    </style:style>
    <style:style style:name="P5" style:family="paragraph" style:parent-style-name="Text_20_body">
      <style:text-properties style:font-name="Sorazora" officeooo:rsid="0011e8df" officeooo:paragraph-rsid="0011e8df"/>
    </style:style>
    <style:style style:name="P6" style:family="paragraph" style:parent-style-name="Text_20_body">
      <style:text-properties style:font-name="Sorazora" officeooo:rsid="0011e8df" officeooo:paragraph-rsid="0011e8df"/>
    </style:style>
    <style:style style:name="P7" style:family="paragraph" style:parent-style-name="Text_20_body">
      <style:paragraph-properties fo:break-before="page"/>
      <style:text-properties style:font-name="Sorazora" officeooo:rsid="00139237" officeooo:paragraph-rsid="00139237"/>
    </style:style>
    <style:style style:name="P8" style:family="paragraph" style:parent-style-name="Text_20_body">
      <style:paragraph-properties fo:line-height="100%"/>
      <style:text-properties style:font-name="Sorazora" officeooo:rsid="00139237" officeooo:paragraph-rsid="00139237"/>
    </style:style>
    <style:style style:name="P9" style:family="paragraph" style:parent-style-name="Text_20_body">
      <style:paragraph-properties fo:line-height="100%"/>
      <style:text-properties style:font-name="Sorazora" fo:font-size="14pt" officeooo:rsid="00139237" officeooo:paragraph-rsid="00139237" style:font-size-asian="14pt" style:font-size-complex="14pt"/>
    </style:style>
    <style:style style:name="P10" style:family="paragraph" style:parent-style-name="Text_20_body">
      <style:paragraph-properties fo:line-height="100%"/>
      <style:text-properties style:font-name="Sorazora" fo:font-size="16pt" officeooo:rsid="00139237" officeooo:paragraph-rsid="00139237" style:font-size-asian="16pt" style:font-size-complex="16pt"/>
    </style:style>
    <style:style style:name="P11" style:family="paragraph" style:parent-style-name="Text_20_body">
      <style:paragraph-properties fo:line-height="100%"/>
      <style:text-properties style:font-name="Sorazora" fo:font-size="18pt" officeooo:rsid="00139237" officeooo:paragraph-rsid="00139237" style:font-size-asian="18pt" style:font-size-complex="18pt"/>
    </style:style>
    <style:style style:name="P12" style:family="paragraph" style:parent-style-name="Text_20_body">
      <style:paragraph-properties fo:line-height="100%"/>
      <style:text-properties style:font-name="Sorazora" fo:font-size="24pt" officeooo:rsid="00139237" officeooo:paragraph-rsid="00139237" style:font-size-asian="24pt" style:font-size-complex="24pt"/>
    </style:style>
    <style:style style:name="P13" style:family="paragraph" style:parent-style-name="Text_20_body">
      <style:paragraph-properties fo:line-height="100%"/>
      <style:text-properties style:font-name="Sorazora" fo:font-size="20pt" officeooo:rsid="00139237" officeooo:paragraph-rsid="00139237" style:font-size-asian="20pt" style:font-size-complex="20pt"/>
    </style:style>
    <style:style style:name="P14" style:family="paragraph" style:parent-style-name="Text_20_body">
      <style:paragraph-properties fo:line-height="100%"/>
      <style:text-properties style:font-name="Sorazora" fo:font-size="22pt" officeooo:rsid="00139237" officeooo:paragraph-rsid="00139237" style:font-size-asian="22pt" style:font-size-complex="22pt"/>
    </style:style>
    <style:style style:name="P15" style:family="paragraph" style:parent-style-name="Text_20_body">
      <style:paragraph-properties fo:line-height="100%"/>
      <style:text-properties style:font-name="Sorazora" fo:font-size="26pt" officeooo:rsid="00139237" officeooo:paragraph-rsid="00139237" style:font-size-asian="26pt" style:font-size-complex="26pt"/>
    </style:style>
    <style:style style:name="P16" style:family="paragraph" style:parent-style-name="Text_20_body">
      <style:paragraph-properties fo:line-height="100%"/>
      <style:text-properties style:font-name="Sorazora" fo:font-size="28pt" officeooo:rsid="00139237" officeooo:paragraph-rsid="00139237" style:font-size-asian="28pt" style:font-size-complex="28pt"/>
    </style:style>
    <style:style style:name="P17" style:family="paragraph" style:parent-style-name="Text_20_body">
      <style:paragraph-properties fo:line-height="100%"/>
      <style:text-properties style:font-name="Sorazora" fo:font-size="36pt" officeooo:rsid="00139237" officeooo:paragraph-rsid="00139237" style:font-size-asian="36pt" style:font-size-complex="36pt"/>
    </style:style>
    <style:style style:name="P18" style:family="paragraph" style:parent-style-name="Text_20_body">
      <style:paragraph-properties fo:line-height="100%"/>
      <style:text-properties style:font-name="Sorazora" fo:font-size="42pt" officeooo:rsid="00139237" officeooo:paragraph-rsid="00139237" style:font-size-asian="42pt" style:font-size-complex="42pt"/>
    </style:style>
    <style:style style:name="P19" style:family="paragraph" style:parent-style-name="Text_20_body">
      <style:paragraph-properties fo:line-height="100%"/>
      <style:text-properties style:font-name="Sorazora" fo:font-size="80pt" officeooo:rsid="00139237" officeooo:paragraph-rsid="00139237" style:font-size-asian="80pt" style:font-size-complex="80pt"/>
    </style:style>
    <style:style style:name="P20" style:family="paragraph" style:parent-style-name="Text_20_body">
      <style:paragraph-properties fo:line-height="100%"/>
      <style:text-properties style:font-name="Sorazora" fo:font-size="88pt" officeooo:rsid="00139237" officeooo:paragraph-rsid="00139237" style:font-size-asian="88pt" style:font-size-complex="88pt"/>
    </style:style>
    <style:style style:name="P21" style:family="paragraph" style:parent-style-name="Text_20_body">
      <style:paragraph-properties fo:line-height="100%"/>
      <style:text-properties style:font-name="Sorazora" fo:font-size="66pt" officeooo:rsid="00139237" officeooo:paragraph-rsid="00139237" style:font-size-asian="66pt" style:font-size-complex="66pt"/>
    </style:style>
    <style:style style:name="P22" style:family="paragraph" style:parent-style-name="Text_20_body">
      <style:paragraph-properties fo:line-height="100%"/>
      <style:text-properties style:font-name="Sorazora" fo:font-size="54pt" officeooo:rsid="00139237" officeooo:paragraph-rsid="00139237" style:font-size-asian="54pt" style:font-size-complex="5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page is set only in isolated characters—enjoy; it’ll only last so long!</text:p>
      <text:p text:style-name="P1">hello!</text:p>
      <text:p text:style-name="P2">u&amp;i would go great together!</text:p>
      <text:p text:style-name="P2">good grief &amp; pancakes…</text:p>
      <text:p text:style-name="P4">felt</text:p>
      <text:p text:style-name="P4">ec</text:p>
      <text:p text:style-name="P5">felt-tipped markers for sale~~</text:p>
      <text:p text:style-name="P5">any% speedruns</text:p>
      <text:p text:style-name="P5">1*2=3-5+4 is a true mathematical equation.</text:p>
      <text:p text:style-name="P5">lmlmlmlmlm distinguishment</text:p>
      <text:p text:style-name="P5">a-z is the alphabet~!</text:p>
      <text:p text:style-name="P5">2^pi is very interesting, computationally.</text:p>
      <text:p text:style-name="P5">winston kept his back turned to the telescreen. it was safer, though, as he well knew, even a back can be revealing. a kilometre away the ministry of truth, his place of work, towered vast and white above the grimy landscape. this, he thought with a sort of vague distaste -- this was london, chief city of airstrip one, itself the third most populous of the provinces of oceania. he tried to squeeze out some childhood memory that should tell him whether london had always been quite like this. were there always these vistas of rotting nineteenth-century houses, their sides shored up with baulks of timber, their windows patched with cardboard and their roofs with corrugated iron, their crazy garden walls sagging in all directions? and the bombed sites where the plaster dust swirled in the air and the willow-herb straggled over the heaps of rubble; and the places where the bombs had cleared a larger patch and there had sprung up sordid colonies of wooden dwellings like chicken-houses? but it was no use, he could not remember: nothing remained of his childhood except a series of bright-lit tableaux occurring against no background and mostly unintelligible. </text:p>
      <text:p text:style-name="P7"/>
      <text:p text:style-name="P8">lmlmlm</text:p>
      <text:p text:style-name="P9">lmlmlm</text:p>
      <text:p text:style-name="P10">lmlmlm</text:p>
      <text:p text:style-name="P11">lmlmlm</text:p>
      <text:p text:style-name="P13">lmlmlm</text:p>
      <text:p text:style-name="P14">lmlmlm</text:p>
      <text:p text:style-name="P12">lmlmlm</text:p>
      <text:p text:style-name="P15">lmlmlm</text:p>
      <text:p text:style-name="P16">lmlmlm</text:p>
      <text:p text:style-name="P17">lmlmlm</text:p>
      <text:p text:style-name="P18">lmlmlm</text:p>
      <text:p text:style-name="P22">lmlmlm</text:p>
      <text:p text:style-name="P21">lmlmlm</text:p>
      <text:p text:style-name="P20">lmlmlm</text:p>
      <text:p text:style-name="P1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orazora" svg:font-family="Sorazora"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SimSun" style:font-family-asian="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3T22:27:58.372000000</meta:creation-date>
    <dc:date>2023-01-16T10:05:55.916000000</dc:date>
    <meta:editing-duration>PT11H52M52S</meta:editing-duration>
    <meta:editing-cycles>4</meta:editing-cycles>
    <meta:generator>LibreOffice/7.3.5.2$Windows_X86_64 LibreOffice_project/184fe81b8c8c30d8b5082578aee2fed2ea847c01</meta:generator>
    <meta:print-date>2023-01-16T09:58:20.945000000</meta:print-date>
    <meta:document-statistic meta:table-count="0" meta:image-count="0" meta:object-count="0" meta:page-count="3" meta:paragraph-count="27" meta:word-count="259" meta:character-count="1566" meta:non-whitespace-character-count="1334"/>
  </office:meta>
</office:document-meta>
</file>